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toolbar/custom_toolbar_bd1493c3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pitch="variable"/>
    <style:font-face style:name="Courier" svg:font-family="Courier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d320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  <table:table-cell table:formula="of:=SHEET()" office:value-type="float" office:value="1" calcext:value-type="float">
            <text:p>1</text:p>
          </table:table-cell>
        </table:table-row>
      </table:table>
      <table:table table:name="Sheet2" table:style-name="ta1" table:print-ranges="Sheet2.C6:Sheet2.G33"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  <table:table-cell table:formula="of:=SHEET()" office:value-type="float" office:value="2" calcext:value-type="float">
            <text:p>2</text:p>
          </table:table-cell>
        </table:table-row>
      </table:table>
      <table:table table:name="Sheet4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  <table:table-cell table:formula="of:=SHEET(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Bitstream Vera Sans" svg:font-family="'Bitstream Vera Sans'" style:font-pitch="variable"/>
    <style:font-face style:name="Courier" svg:font-family="Courier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font-size="10pt" fo:language="de" fo:country="DE" style:font-name-asian="Bitstream Vera Sans" style:font-size-asian="10pt" style:language-asian="zxx" style:country-asian="none" style:font-name-complex="Lucidasans" style:font-size-complex="10pt" style:language-complex="zxx" style:country-complex="none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date-style style:name="N131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number-style style:name="N10000" number:language="de" number:country="DE">
      <number:number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number-style style:name="N30000" number:language="en" number:country="US">
      <number:number number:min-integer-digits="1"/>
    </number:number-style>
    <number:date-style style:name="N30038" number:language="en" number:country="US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0000" number:language="en" number:country="GB">
      <number:number number:min-integer-digits="1"/>
    </number:number-style>
    <number:currency-style style:name="N133P0" style:volatile="true">
      <number:currency-symbol number:language="ms" number:country="MY">RM</number:currency-symbol>
      <number:number number:decimal-places="2" number:min-decimal-places="0" number:min-integer-digits="1" number:decimal-replacement="--" number:grouping="true"/>
    </number:currency-style>
    <number:currency-style style:name="N133">
      <style:text-properties fo:color="#ff0000"/>
      <number:text>-</number:text>
      <number:currency-symbol number:language="ms" number:country="MY">RM</number:currency-symbol>
      <number:number number:decimal-places="2" number:min-decimal-places="0" number:min-integer-digits="1" number:decimal-replacement="--" number:grouping="true"/>
      <style:map style:condition="value()&gt;=0" style:apply-style-name="N133P0"/>
    </number:currency-style>
    <number:currency-style style:name="N13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DM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currency-style style:name="N141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3"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3P0"/>
    </number:currency-style>
    <number:currency-style style:name="N14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45"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45P0"/>
    </number:currency-style>
    <number:date-style style:name="N146">
      <number:year/>
      <number:text>-</number:text>
      <number:month number:style="long"/>
    </number:dat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decimal-places="2" number:min-integer-digits="1" number:grouping="true"/>
      <number:text> DM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50">
      <number:text>-</number:text>
      <number:number number:decimal-places="0" number:min-decimal-places="0" number:min-integer-digits="0"/>
      <number:text> DM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3">
      <number:text>- 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number number:decimal-places="0" number:min-decimal-places="0" number:min-integer-digits="1" number:grouping="true"/>
      <number:text> DM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56">
      <number:text>- DM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number:min-decimal-places="2" number:min-integer-digits="1" number:grouping="true"/>
      <number:text> DM</number:text>
    </number:number-style>
    <number:number-style style:name="N157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DM</number:text>
    </number:number-style>
    <number:number-style style:name="N15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DM</number:text>
    </number:number-style>
    <number:number-style style:name="N159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currency-style style:name="N165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65">
      <style:text-properties fo:color="#00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65P0"/>
    </number:currency-style>
    <number:currency-style style:name="N16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66">
      <style:text-properties fo:color="#00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66P0"/>
    </number:currency-style>
    <number:currency-style style:name="N16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8">
      <style:text-properties fo:color="#00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70">
      <style:text-properties fo:color="#00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70P0"/>
    </number:currency-style>
    <number:currency-style style:name="N17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71">
      <style:text-properties fo:color="#00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73">
      <style:text-properties fo:color="#00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75">
      <style:text-properties fo:color="#00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75P0"/>
    </number:currency-style>
    <number:number-style style:name="N176">
      <number:text>Edit Time</number:text>
    </number:number-style>
    <number:number-style style:name="N177">
      <number:number number:decimal-places="0" number:min-decimal-places="0" number:min-integer-digits="6"/>
    </number:number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decimal-places="2" number:min-integer-digits="1" number:grouping="true"/>
      <number:text> €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85P2" style:volatile="true">
      <number:text>-</number:text>
      <number:number number:decimal-places="0" number:min-decimal-places="0" number:min-integer-digits="0"/>
      <number:text> €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0" number:min-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decimal-places="0" number:min-integer-digits="1" number:grouping="true"/>
      <number:text> €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3P2" style:volatile="true">
      <number:text> -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5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195">
      <style:text-properties fo:color="#ff0000"/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195P0"/>
    </number:currency-style>
    <number:number-style style:name="N196">
      <number:number number:decimal-places="2" number:min-decimal-places="2" number:min-integer-digits="1" number:grouping="true"/>
      <number:text> €</number:text>
    </number:number-style>
    <number:number-style style:name="N197P0" style:volatile="true">
      <number:number number:decimal-places="2" number:min-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7P0"/>
    </number:number-style>
    <number:currency-style style:name="N199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199">
      <style:text-properties fo:color="#ff0000"/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199P0"/>
    </number:currency-style>
    <number:number-style style:name="N200P0" style:volatile="true">
      <number:number number:decimal-places="2" number:min-decimal-places="2" number:min-integer-digits="1" number:grouping="true"/>
      <number:text> €</number:text>
    </number:number-style>
    <number:number-style style:name="N20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0P0"/>
    </number:number-style>
    <number:currency-style style:name="N201P0" style:volatile="true">
      <number:currency-symbol number:language="ms" number:country="MY">RM</number:currency-symbol>
      <number:number number:decimal-places="2" number:min-decimal-places="2" number:min-integer-digits="1" number:grouping="true"/>
    </number:currency-style>
    <number:currency-style style:name="N201">
      <number:text>-</number:text>
      <number:currency-symbol number:language="ms" number:country="MY">RM</number:currency-symbol>
      <number:number number:decimal-places="2" number:min-decimal-places="2" number:min-integer-digits="1" number:grouping="true"/>
      <style:map style:condition="value()&gt;=0" style:apply-style-name="N201P0"/>
    </number:currency-style>
    <number:number-style style:name="N203P0" style:volatile="true">
      <number:number number:decimal-places="0" number:min-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3P0"/>
    </number:number-style>
    <number:currency-style style:name="N204P0" style:volatile="true">
      <number:currency-symbol number:language="ms" number:country="MY">RM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ms" number:country="MY">RM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number-style style:name="N205P0" style:volatile="true">
      <number:number number:decimal-places="0" number:min-decimal-places="0" number:min-integer-digits="1" number:grouping="true"/>
      <number:text> €</number:text>
    </number:number-style>
    <number:number-style style:name="N2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5P0"/>
    </number:number-style>
    <number:currency-style style:name="N207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207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207P0"/>
    </number:currency-style>
    <number:number-style style:name="N20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09">
      <number:minutes number:style="long"/>
      <number:text>:</number:text>
      <number:seconds number:style="long"/>
    </number:time-style>
    <number:currency-style style:name="N2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210P0"/>
    </number:currency-style>
    <number:number-style style:name="N212P0" style:volatile="true">
      <number:number number:decimal-places="2" number:min-decimal-places="2" number:min-integer-digits="1" number:grouping="true"/>
      <number:text>   </number:text>
    </number:number-style>
    <number:number-style style:name="N2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12P0"/>
    </number:number-style>
    <number:currency-style style:name="N21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14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14P0"/>
    </number:currency-style>
    <number:number-style style:name="N215P0" style:volatile="true">
      <number:number number:decimal-places="2" number:min-decimal-places="2" number:min-integer-digits="1" number:grouping="true"/>
      <number:text>   </number:text>
    </number:number-style>
    <number:number-style style:name="N21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>   </number:text>
    </number:number-style>
    <number:number-style style:name="N2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17P0"/>
    </number:number-style>
    <number:currency-style style:name="N218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18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18P0"/>
    </number:currency-style>
    <number:number-style style:name="N219P0" style:volatile="true">
      <number:number number:decimal-places="0" number:min-decimal-places="0" number:min-integer-digits="1" number:grouping="true"/>
      <number:text>   </number:text>
    </number:number-style>
    <number:number-style style:name="N2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19P0"/>
    </number:number-style>
    <number:date-style style:name="N220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221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21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21P0"/>
    </number:currency-style>
    <number:number-style style:name="N222P0" style:volatile="true">
      <number:number number:decimal-places="0" number:min-decimal-places="0" number:min-integer-digits="1" number:grouping="true"/>
      <number:text> DM</number:text>
    </number:number-style>
    <number:number-style style:name="N22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22P0"/>
    </number:number-style>
    <number:number-style style:name="N224P0" style:volatile="true">
      <number:text/>
    </number:number-style>
    <number:number-style style:name="N224P1" style:volatile="true">
      <number:text/>
    </number:number-style>
    <number:number-style style:name="N224P2" style:volatile="true">
      <number:text/>
    </number:number-style>
    <number:text-style style:name="N224">
      <number:text/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number:min-decimal-places="0" number:min-integer-digits="1" number:grouping="true"/>
      <number:text> </number:text>
    </number:number-style>
    <number:number-style style:name="N2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25P0"/>
    </number:number-style>
    <number:date-style style:name="N10116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20115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0115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0115P0"/>
    </number:currency-style>
    <number:date-style style:name="N40119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time-style style:name="N5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0113" number:language="ja" number:country="JP">
      <number:day/>
      <number:text>/</number:text>
      <number:month/>
      <number:text>/</number:text>
      <number:year/>
    </number:date-style>
    <style:style style:name="Default" style:family="table-cell">
      <style:text-properties fo:language="zxx" fo:country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loext:vertical-justify="auto"/>
      <style:paragraph-properties css3t:text-justify="auto"/>
      <style:text-properties fo:color="#0000ff" style:font-name="Arial1" fo:font-family="Arial" style:font-style-name="Regular" style:font-family-generic="swiss" style:font-pitch="variable" fo:language="zxx" fo:country="none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ff3366"/>
      <style:text-properties fo:color="#e6ff00" style:text-line-through-style="solid" style:text-line-through-type="single" fo:language="zxx" fo:country="none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ColumnLabel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family="Arial" style:font-family-generic="swiss" style:font-pitch="variable" fo:font-size="11pt" fo:font-style="italic" fo:font-weight="bold" style:font-style-asian="italic" style:font-style-complex="italic"/>
    </style:style>
    <style:style style:name="CurrEUR" style:family="table-cell" style:parent-style-name="Default" style:data-style-name="N10115">
      <style:table-cell-properties fo:background-color="#ffcc99"/>
    </style:style>
    <style:style style:name="MyDate" style:family="table-cell" style:parent-style-name="Default" style:data-style-name="N49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MyDate_2b_" style:display-name="MyDate+" style:family="table-cell" style:parent-style-name="MyDate" style:data-style-name="N131"/>
    <style:style style:name="MyDateTime" style:family="table-cell" style:parent-style-name="MyDate" style:data-style-name="N73"/>
    <style:style style:name="TextNoLang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top"/>
      <style:paragraph-properties fo:text-align="start"/>
      <style:text-properties fo:language="zxx" fo:country="none"/>
    </style:style>
    <style:style style:name="TextEN" style:family="table-cell" style:parent-style-name="TextNoLang">
      <style:text-properties fo:language="en" fo:country="GB"/>
    </style:style>
    <style:style style:name="myFixedFont" style:family="table-cell" style:parent-style-name="Default">
      <style:text-properties style:font-name="Courier" fo:font-family="Courier" style:font-style-name="Standard" style:font-family-generic="modern" style:font-pitch="fixed"/>
    </style:style>
    <style:style style:name="Time" style:family="table-cell" style:parent-style-name="MyDate" style:data-style-name="N61">
      <style:table-cell-properties fo:background-color="#ffff99"/>
      <style:text-properties style:font-name="Courier" fo:font-family="Courier" style:font-style-name="Standard" style:font-family-generic="modern" style:font-pitch="fixed"/>
    </style:style>
    <style:style style:name="en_5f_US" style:display-name="en_US" style:family="table-cell" style:parent-style-name="Default" style:data-style-name="N30000">
      <style:table-cell-properties fo:background-color="#ccccff"/>
      <style:text-properties fo:language="en" fo:country="US"/>
    </style:style>
    <style:style style:name="TextDE" style:family="table-cell" style:parent-style-name="TextNoLang">
      <style:text-properties fo:language="de" fo:country="DE"/>
    </style:style>
    <style:style style:name="en_5f_UK" style:display-name="en_UK" style:family="table-cell" style:parent-style-name="Default" style:data-style-name="N40000">
      <style:table-cell-properties fo:background-color="#ccffff"/>
      <style:text-properties fo:language="en" fo:country="GB"/>
    </style:style>
    <style:style style:name="de_5f_DE" style:display-name="de_DE" style:family="table-cell" style:parent-style-name="Default" style:data-style-name="N10000">
      <style:text-properties fo:language="de" fo:country="DE"/>
    </style:style>
    <style:style style:name="Time2" style:family="table-cell" style:parent-style-name="Time" style:data-style-name="N64"/>
    <style:style style:name="US_5f_LongDate" style:display-name="US_LongDate" style:family="table-cell" style:parent-style-name="en_5f_US" style:data-style-name="N30038"/>
    <style:style style:name="EOL" style:family="table-cell" style:parent-style-name="Default">
      <style:table-cell-properties fo:border-bottom="none" fo:border-left="none" fo:border-right="none" fo:border-top="1.11pt double-thin #ff0000" style:border-line-width-top="0.018cm 0.004cm 0.018cm"/>
    </style:style>
    <style:style style:name="Outer_20_Borders" style:display-name="Outer Borders" style:family="table-cell" style:parent-style-name="Default">
      <style:table-cell-properties style:diagonal-bl-tr="none" style:diagonal-tl-br="none" fo:border="1.5pt solid 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>MyDefault1</dc:title>
    <meta:creation-date>2023-05-28T10:34:14.950281728</meta:creation-date>
    <meta:editing-cycles>22</meta:editing-cycles>
    <meta:editing-duration>PT1H25M29S</meta:editing-duration>
    <meta:initial-creator>Andreas Säger</meta:initial-creator>
    <dc:date>2023-05-28T16:53:49.861000000</dc:date>
    <dc:creator>Amour Spirit</dc:creator>
    <meta:printed-by>Andreas Säger</meta:printed-by>
    <meta:print-date>2023-05-28T13:59:44.784159633</meta:print-date>
    <meta:document-statistic meta:table-count="4" meta:cell-count="420" meta:object-count="0"/>
    <meta:user-defined meta:name="Info 3"/>
    <meta:user-defined meta:name="PrintSheet" meta:value-type="float">2</meta:user-defined>
    <meta:user-defined meta:name="PrintToFile"/>
    <meta:user-defined meta:name="PrinterName"/>
  </office:meta>
</office:document-meta>
</file>